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E0000002ECA5858836BD4610C.png" manifest:media-type="image/png"/>
  <manifest:file-entry manifest:full-path="Pictures/100002FF000003D3000003D3985E94304700BD3C.svg" manifest:media-type="image/svg+xml"/>
  <manifest:file-entry manifest:full-path="Pictures/100000010000001F0000001FBEDCEA66C0831258.png" manifest:media-type="image/png"/>
  <manifest:file-entry manifest:full-path="Pictures/1000014F00000295000002953158475069BAE38F.svg" manifest:media-type="image/svg+xml"/>
  <manifest:file-entry manifest:full-path="Pictures/100000010000001F0000001FC9428C9B80927A6E.png" manifest:media-type="image/png"/>
  <manifest:file-entry manifest:full-path="Pictures/100001AC00000295000002951968F94003746C1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ulabhorn Likit Display" svg:font-family="'Chulabhorn Likit Displa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etropolis" svg:font-family="Metropoli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rabun" svg:font-family="Sarabun" style:font-pitch="variable"/>
    <style:font-face style:name="Sarabun1" svg:font-family="Sarabun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55cm" fo:min-width="15.627cm"/>
      <style:paragraph-properties style:writing-mode="lr-tb"/>
    </style:style>
    <style:style style:name="gr2" style:family="graphic" style:parent-style-name="standard">
      <style:graphic-properties svg:stroke-width="0.02cm" svg:stroke-color="#dddddd" draw:marker-start-width="0.23cm" draw:marker-end-width="0.23cm" draw:fill-color="#ffffff" draw:textarea-horizontal-align="justify" draw:textarea-vertical-align="middle" draw:auto-grow-height="false" fo:min-height="0.67cm" fo:min-width="0.42cm" fo:padding-top="0.135cm" fo:padding-bottom="0.135cm" fo:padding-left="0.26cm" fo:padding-right="0.26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5" style:family="graphic" style:parent-style-name="standard">
      <style:graphic-properties svg:stroke-width="0.02cm" svg:stroke-color="#dddddd" draw:marker-start-width="0.23cm" draw:marker-end-width="0.23cm" draw:fill-color="#ffffff" draw:textarea-horizontal-align="justify" draw:textarea-vertical-align="middle" draw:auto-grow-height="false" fo:min-height="0.6cm" fo:min-width="0.37cm" fo:padding-top="0.135cm" fo:padding-bottom="0.135cm" fo:padding-left="0.26cm" fo:padding-right="0.26cm"/>
    </style:style>
    <style:style style:name="P1" style:family="paragraph">
      <style:paragraph-properties fo:line-height="115%"/>
    </style:style>
    <style:style style:name="P2" style:family="paragraph">
      <loext:graphic-properties draw:fill="none" draw:fill-color="#ffffff"/>
      <style:paragraph-properties fo:line-height="115%" style:writing-mode="lr-tb"/>
      <style:text-properties style:font-name="Sarabun" fo:font-size="66pt" style:font-size-asian="66pt" style:font-size-complex="66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Sarabun" fo:font-size="36pt" style:font-size-asian="36pt" style:font-size-complex="36pt"/>
    </style:style>
    <style:style style:name="T2" style:family="text">
      <style:text-properties style:font-name="Metropolis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c9211e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127cm" svg:height="7.503cm" svg:x="0.5cm" svg:y="0.5cm">
          <draw:text-box>
            <text:p text:style-name="P1"><text:span text:style-name="T1">welcome to</text:span></text:p>
            <text:p text:style-name="P1"><text:span text:style-name="T2">Creative</text:span></text:p>
            <text:p text:style-name="P1"><text:span text:style-name="T2">Noters</text:span></text:p>
          </draw:text-box>
        </draw:frame>
        <draw:g>
          <draw:g>
            <draw:custom-shape draw:style-name="gr2" draw:text-style-name="P3" draw:layer="layout" svg:width="1.3cm" svg:height="1.3cm" svg:x="11.555cm" svg:y="23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1.2cm" svg:height="1.2cm" svg:x="11.6cm" svg:y="23.9cm">
              <draw:image xlink:href="Pictures/100001AC00000295000002951968F94003746C12.svg" xlink:type="simple" xlink:show="embed" xlink:actuate="onLoad" draw:mime-type="image/svg+xml">
                <text:p/>
              </draw:image>
              <draw:image xlink:href="Pictures/100000010000001F0000001FC9428C9B80927A6E.png" xlink:type="simple" xlink:show="embed" xlink:actuate="onLoad" draw:mime-type="image/png"/>
            </draw:frame>
            <draw:frame draw:style-name="gr4" draw:text-style-name="P5" draw:layer="layout" svg:width="7.3cm" svg:height="1.534cm" svg:x="12.8cm" svg:y="23.9cm">
              <draw:text-box>
                <text:p>Open a new document</text:p>
                <text:p><text:span text:style-name="T3">(Replaces current document)</text:span></text:p>
              </draw:text-box>
            </draw:frame>
          </draw:g>
          <draw:g>
            <draw:custom-shape draw:style-name="gr5" draw:text-style-name="P3" draw:layer="layout" svg:width="1.228cm" svg:height="1.2cm" svg:x="11.588cm" svg:y="25.5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1.06cm" svg:height="1.06cm" svg:x="11.672cm" svg:y="25.544cm">
              <draw:image xlink:href="Pictures/1000014F00000295000002953158475069BAE38F.svg" xlink:type="simple" xlink:show="embed" xlink:actuate="onLoad" draw:mime-type="image/svg+xml">
                <text:p/>
              </draw:image>
              <draw:image xlink:href="Pictures/100000010000001F0000001FBEDCEA66C0831258.png" xlink:type="simple" xlink:show="embed" xlink:actuate="onLoad" draw:mime-type="image/png"/>
            </draw:frame>
            <draw:frame draw:style-name="gr4" draw:text-style-name="P5" draw:layer="layout" svg:width="7.3cm" svg:height="1.3cm" svg:x="12.8cm" svg:y="25.548cm">
              <draw:text-box>
                <text:p>Export this document</text:p>
              </draw:text-box>
            </draw:frame>
          </draw:g>
          <draw:g>
            <draw:frame draw:style-name="gr3" draw:text-style-name="P4" draw:layer="layout" svg:width="0.978cm" svg:height="0.978cm" svg:x="11.71cm" svg:y="27.122cm">
              <draw:image xlink:href="Pictures/100002FF000003D3000003D3985E94304700BD3C.svg" xlink:type="simple" xlink:show="embed" xlink:actuate="onLoad" draw:mime-type="image/svg+xml">
                <text:p/>
              </draw:image>
              <draw:image xlink:href="Pictures/100000010000002E0000002ECA5858836BD4610C.png" xlink:type="simple" xlink:show="embed" xlink:actuate="onLoad" draw:mime-type="image/png"/>
            </draw:frame>
            <draw:frame draw:style-name="gr4" draw:text-style-name="P5" draw:layer="layout" svg:width="7.3cm" svg:height="1.3cm" svg:x="12.8cm" svg:y="27.014cm">
              <draw:text-box>
                <text:p>Add a new page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ulabhorn Likit Display" svg:font-family="'Chulabhorn Likit Displa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etropolis" svg:font-family="Metropoli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rabun" svg:font-family="Sarabun" style:font-pitch="variable"/>
    <style:font-face style:name="Sarabun1" svg:font-family="Sarabun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f6f9d4" draw:end-color="#dee7e5" draw:start-intensity="100%" draw:end-intensity="100%" draw:angle="18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font-name="Sarabun" fo:font-family="Sarabun" style:font-pitch="variable" fo:font-size="18pt" fo:font-style="normal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arabun1" style:font-family-complex="Sarabun" style:font-style-name-complex="Regular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ok" style:family="graphic" style:parent-style-name="standard">
      <style:graphic-properties draw:stroke="none" svg:stroke-color="#000000" draw:fill="none" draw:fill-color="#ffffff" fo:min-height="26.433cm"/>
      <style:paragraph-properties fo:margin-left="0cm" fo:margin-right="0cm" fo:margin-top="0cm" fo:margin-bottom="0.25cm" fo:line-height="150%" fo:text-align="justify" fo:text-indent="1cm">
        <style:tab-stops/>
      </style:paragraph-properties>
      <style:text-properties fo:font-size="12pt" style:font-size-complex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5T22:29:32.961002548</meta:creation-date>
    <dc:date>2022-07-21T21:09:30.178971244</dc:date>
    <meta:editing-duration>PT20M58S</meta:editing-duration>
    <meta:editing-cycles>8</meta:editing-cycles>
    <meta:generator>LibreOffice/7.3.4.2$Linux_X86_64 LibreOffice_project/30$Build-2</meta:generator>
    <meta:document-statistic meta:object-count="13"/>
  </office:meta>
</office:document-meta>
</file>